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3.336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top" fo:min-height="5.58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35cm"/>
    </style:style>
    <style:style style:name="gr10" style:family="graphic" style:parent-style-name="standard">
      <style:graphic-properties draw:stroke="none" draw:fill="none" draw:textarea-vertical-align="top" fo:min-height="7.621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top" fo:min-height="1.407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weight="bold"/>
    </style:style>
    <style:style style:name="P3" style:family="paragraph">
      <loext:graphic-properties draw:fill="solid" draw:fill-color="#ffffff"/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8" style:family="paragraph">
      <loext:graphic-properties draw:fill="solid" draw:fill-color="#ffffff"/>
      <style:text-properties fo:font-weight="normal"/>
    </style:style>
    <style:style style:name="P9" style:family="paragraph">
      <loext:graphic-properties draw:fill="none"/>
      <style:text-properties fo:font-weight="normal"/>
    </style:style>
    <style:style style:name="P10" style:family="paragraph">
      <loext:graphic-properties draw:fill="none" draw:fill-color="#ffffff"/>
      <style:text-properties fo:font-weight="normal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weight="bold" style:font-weight-asian="bold" style:font-weight-complex="bold"/>
    </style:style>
    <style:style style:name="T1" style:family="text">
      <style:text-properties fo:color="#cdcdcd" style:font-name="Calibri1" fo:font-size="36pt" fo:font-weight="bold" style:font-name-asian="Calibri1" style:font-size-asian="36pt" style:font-weight-asian="bold" style:font-name-complex="Calibri1" style:font-size-complex="36pt" style:font-weight-complex="bold"/>
    </style:style>
    <style:style style:name="T2" style:family="text">
      <style:text-properties fo:color="#000000" style:font-name="Times New Roman1" fo:font-size="14pt" style:text-underline-style="none" fo:font-weight="bold" style:font-name-asian="Times New Roman1" style:font-size-asian="14pt" style:font-name-complex="Times New Roman1" style:font-size-complex="14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color="#000000" style:font-name="Times New Roman1" fo:font-size="14pt" style:text-underline-style="none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Развертывание-1" draw:style-name="dp1" draw:master-page-name="PM0">
        <draw:frame draw:style-name="gr1" draw:text-style-name="P2" draw:layer="layout" svg:width="9.056cm" svg:height="1.806cm" svg:x="5.972cm" svg:y="-1.806cm">
          <draw:text-box>
            <text:p text:style-name="P1"><text:span text:style-name="T1">Развертывание</text:span></text:p>
          </draw:text-box>
        </draw:frame>
        <draw:g>
          <draw:polygon draw:style-name="gr2" draw:text-style-name="P3" draw:layer="layout" svg:width="0.341cm" svg:height="3.827cm" svg:x="8.194cm" svg:y="20.683cm" svg:viewBox="0 0 342 3828" draw:points="0,3828 342,3619 342,0 0,209">
            <text:p/>
          </draw:polygon>
          <draw:polygon draw:style-name="gr3" draw:text-style-name="P4" draw:layer="layout" svg:width="0.341cm" svg:height="3.827cm" svg:x="8.194cm" svg:y="20.683cm" svg:viewBox="0 0 342 3828" draw:points="0,3828 342,3619 342,0 0,209">
            <text:p/>
          </draw:polygon>
        </draw:g>
        <draw:g>
          <draw:g>
            <draw:polygon draw:style-name="gr2" draw:text-style-name="P3" draw:layer="layout" svg:width="5.894cm" svg:height="3.618cm" svg:x="2.3cm" svg:y="20.892cm" svg:viewBox="0 0 5895 3619" draw:points="0,3619 5895,3619 5895,0 0,0">
              <text:p/>
            </draw:polygon>
            <draw:polygon draw:style-name="gr4" draw:text-style-name="P5" draw:layer="layout" svg:width="5.894cm" svg:height="3.618cm" svg:x="2.3cm" svg:y="20.892cm" svg:viewBox="0 0 5895 3619" draw:points="0,3619 5895,3619 5895,0 0,0">
              <text:p/>
            </draw:polygon>
          </draw:g>
          <draw:frame draw:style-name="gr5" draw:text-style-name="P2" draw:layer="layout" svg:width="5.894cm" svg:height="3.618cm" svg:x="2.3cm" svg:y="20.892cm">
            <draw:text-box>
              <text:p text:style-name="P1"><text:span text:style-name="T2">Устройство работника</text:span></text:p>
            </draw:text-box>
          </draw:frame>
        </draw:g>
        <draw:g>
          <draw:polygon draw:style-name="gr2" draw:text-style-name="P3" draw:layer="layout" svg:width="0.318cm" svg:height="8.245cm" svg:x="14.34cm" svg:y="10.042cm" svg:viewBox="0 0 319 8246" draw:points="0,8246 319,7904 319,0 0,341">
            <text:p/>
          </draw:polygon>
          <draw:polygon draw:style-name="gr3" draw:text-style-name="P4" draw:layer="layout" svg:width="0.318cm" svg:height="8.245cm" svg:x="14.34cm" svg:y="10.042cm" svg:viewBox="0 0 319 8246" draw:points="0,8246 319,7904 319,0 0,341">
            <text:p/>
          </draw:polygon>
        </draw:g>
        <draw:line draw:style-name="gr6" draw:text-style-name="P5" draw:layer="layout" svg:x1="5.6cm" svg:y1="20.701cm" svg:x2="10.671cm" svg:y2="18.3cm">
          <text:p/>
        </draw:line>
        <draw:line draw:style-name="gr6" draw:text-style-name="P5" draw:layer="layout" svg:x1="10.67cm" svg:y1="18.3cm" svg:x2="15.001cm" svg:y2="20.701cm">
          <text:p/>
        </draw:line>
        <draw:line draw:style-name="gr7" draw:text-style-name="P6" draw:layer="layout" svg:x1="5.334cm" svg:y1="7.493cm" svg:x2="10.465cm" svg:y2="10.058cm">
          <text:p/>
        </draw:line>
        <draw:g>
          <draw:polygon draw:style-name="gr2" draw:text-style-name="P3" draw:layer="layout" svg:width="0.318cm" svg:height="6.187cm" svg:x="8.1cm" svg:y="1.347cm" svg:viewBox="0 0 319 6188" draw:points="0,6188 319,5870 319,0 0,317">
            <text:p/>
          </draw:polygon>
          <draw:polygon draw:style-name="gr3" draw:text-style-name="P4" draw:layer="layout" svg:width="0.318cm" svg:height="6.187cm" svg:x="8.1cm" svg:y="1.347cm" svg:viewBox="0 0 319 6188" draw:points="0,6188 319,5870 319,0 0,317">
            <text:p/>
          </draw:polygon>
        </draw:g>
        <draw:g>
          <draw:polygon draw:style-name="gr2" draw:text-style-name="P3" draw:layer="layout" svg:width="6.187cm" svg:height="0.318cm" svg:x="2.23cm" svg:y="1.347cm" svg:viewBox="0 0 6188 319" draw:points="0,319 5870,319 6188,0 317,0">
            <text:p/>
          </draw:polygon>
          <draw:polygon draw:style-name="gr3" draw:text-style-name="P4" draw:layer="layout" svg:width="6.187cm" svg:height="0.318cm" svg:x="2.23cm" svg:y="1.347cm" svg:viewBox="0 0 6188 319" draw:points="0,319 5870,319 6188,0 317,0">
            <text:p/>
          </draw:polygon>
        </draw:g>
        <draw:g>
          <draw:g>
            <draw:polygon draw:style-name="gr2" draw:text-style-name="P3" draw:layer="layout" svg:width="5.87cm" svg:height="5.87cm" svg:x="2.23cm" svg:y="1.665cm" svg:viewBox="0 0 5871 5871" draw:points="0,5871 5871,5871 5871,0 0,0">
              <text:p/>
            </draw:polygon>
            <draw:polygon draw:style-name="gr4" draw:text-style-name="P5" draw:layer="layout" svg:width="5.87cm" svg:height="5.87cm" svg:x="2.23cm" svg:y="1.665cm" svg:viewBox="0 0 5871 5871" draw:points="0,5871 5871,5871 5871,0 0,0">
              <text:p/>
            </draw:polygon>
          </draw:g>
          <draw:frame draw:style-name="gr8" draw:text-style-name="P2" draw:layer="layout" svg:width="5.87cm" svg:height="5.87cm" svg:x="2.23cm" svg:y="1.665cm">
            <draw:text-box>
              <text:p text:style-name="P1"><text:span text:style-name="T2">Сервер TeamCity</text:span></text:p>
            </draw:text-box>
          </draw:frame>
        </draw:g>
        <draw:line draw:style-name="gr7" draw:text-style-name="P6" draw:layer="layout" svg:x1="10.414cm" svg:y1="10.033cm" svg:x2="15.621cm" svg:y2="7.366cm">
          <text:p/>
        </draw:line>
        <draw:g>
          <draw:polygon draw:style-name="gr2" draw:text-style-name="P3" draw:layer="layout" svg:width="0.318cm" svg:height="6.187cm" svg:x="18.77cm" svg:y="1.347cm" svg:viewBox="0 0 319 6188" draw:points="0,6188 319,5870 319,0 0,317">
            <text:p/>
          </draw:polygon>
          <draw:polygon draw:style-name="gr3" draw:text-style-name="P4" draw:layer="layout" svg:width="0.318cm" svg:height="6.187cm" svg:x="18.77cm" svg:y="1.347cm" svg:viewBox="0 0 319 6188" draw:points="0,6188 319,5870 319,0 0,317">
            <text:p/>
          </draw:polygon>
        </draw:g>
        <draw:g>
          <draw:polygon draw:style-name="gr2" draw:text-style-name="P3" draw:layer="layout" svg:width="6.187cm" svg:height="0.318cm" svg:x="12.9cm" svg:y="1.347cm" svg:viewBox="0 0 6188 319" draw:points="0,319 5870,319 6188,0 317,0">
            <text:p/>
          </draw:polygon>
          <draw:polygon draw:style-name="gr3" draw:text-style-name="P4" draw:layer="layout" svg:width="6.187cm" svg:height="0.318cm" svg:x="12.9cm" svg:y="1.347cm" svg:viewBox="0 0 6188 319" draw:points="0,319 5870,319 6188,0 317,0">
            <text:p/>
          </draw:polygon>
        </draw:g>
        <draw:g>
          <draw:g>
            <draw:polygon draw:style-name="gr2" draw:text-style-name="P3" draw:layer="layout" svg:width="5.87cm" svg:height="5.87cm" svg:x="12.9cm" svg:y="1.665cm" svg:viewBox="0 0 5871 5871" draw:points="0,5871 5871,5871 5871,0 0,0">
              <text:p/>
            </draw:polygon>
            <draw:polygon draw:style-name="gr4" draw:text-style-name="P5" draw:layer="layout" svg:width="5.87cm" svg:height="5.87cm" svg:x="12.9cm" svg:y="1.665cm" svg:viewBox="0 0 5871 5871" draw:points="0,5871 5871,5871 5871,0 0,0">
              <text:p/>
            </draw:polygon>
          </draw:g>
          <draw:frame draw:style-name="gr8" draw:text-style-name="P2" draw:layer="layout" svg:width="5.87cm" svg:height="5.87cm" svg:x="12.9cm" svg:y="1.665cm">
            <draw:text-box>
              <text:p text:style-name="P1"><text:span text:style-name="T2">Сервер JIRA</text:span></text:p>
            </draw:text-box>
          </draw:frame>
        </draw:g>
        <draw:frame draw:style-name="gr9" draw:text-style-name="P7" draw:layer="layout" svg:width="1.535cm" svg:height="0.721cm" svg:x="5.969cm" svg:y="8.255cm">
          <draw:text-box>
            <text:p><text:span text:style-name="T3">https</text:span></text:p>
          </draw:text-box>
        </draw:frame>
        <draw:frame draw:style-name="gr9" draw:text-style-name="P7" draw:layer="layout" svg:width="1.535cm" svg:height="0.721cm" svg:x="13.335cm" svg:y="8.296cm">
          <draw:text-box>
            <text:p><text:span text:style-name="T3">https</text:span></text:p>
          </draw:text-box>
        </draw:frame>
        <draw:g>
          <draw:polygon draw:style-name="gr2" draw:text-style-name="P3" draw:layer="layout" svg:width="6.235cm" svg:height="0.209cm" svg:x="2.3cm" svg:y="20.683cm" svg:viewBox="0 0 6236 210" draw:points="0,210 5895,210 6236,0 340,0">
            <text:p/>
          </draw:polygon>
          <draw:polygon draw:style-name="gr3" draw:text-style-name="P4" draw:layer="layout" svg:width="6.235cm" svg:height="0.209cm" svg:x="2.3cm" svg:y="20.683cm" svg:viewBox="0 0 6236 210" draw:points="0,210 5895,210 6236,0 340,0">
            <text:p/>
          </draw:polygon>
        </draw:g>
        <draw:g>
          <draw:polygon draw:style-name="gr2" draw:text-style-name="P3" draw:layer="layout" svg:width="7.658cm" svg:height="0.342cm" svg:x="7cm" svg:y="10.042cm" svg:viewBox="0 0 7659 343" draw:points="0,343 7341,343 7659,0 317,0">
            <text:p/>
          </draw:polygon>
          <draw:polygon draw:style-name="gr3" draw:text-style-name="P4" draw:layer="layout" svg:width="7.658cm" svg:height="0.342cm" svg:x="7cm" svg:y="10.042cm" svg:viewBox="0 0 7659 343" draw:points="0,343 7341,343 7659,0 317,0">
            <text:p/>
          </draw:polygon>
        </draw:g>
        <draw:g>
          <draw:g>
            <draw:polygon draw:style-name="gr2" draw:text-style-name="P3" draw:layer="layout" svg:width="7.34cm" svg:height="7.903cm" svg:x="7cm" svg:y="10.384cm" svg:viewBox="0 0 7341 7904" draw:points="0,7904 7341,7904 7341,0 0,0">
              <text:p/>
            </draw:polygon>
            <draw:polygon draw:style-name="gr4" draw:text-style-name="P5" draw:layer="layout" svg:width="7.34cm" svg:height="7.903cm" svg:x="7cm" svg:y="10.384cm" svg:viewBox="0 0 7341 7904" draw:points="0,7904 7341,7904 7341,0 0,0">
              <text:p/>
            </draw:polygon>
          </draw:g>
          <draw:frame draw:style-name="gr10" draw:text-style-name="P2" draw:layer="layout" svg:width="7.34cm" svg:height="7.903cm" svg:x="7cm" svg:y="10.384cm">
            <draw:text-box>
              <text:p text:style-name="P1"><text:span text:style-name="T2">Сервер программного средства</text:span></text:p>
            </draw:text-box>
          </draw:frame>
        </draw:g>
        <draw:g>
          <draw:g>
            <draw:polygon draw:style-name="gr2" draw:text-style-name="P8" draw:layer="layout" svg:width="4.902cm" svg:height="1.699cm" svg:x="8.001cm" svg:y="11.635cm" svg:viewBox="0 0 4903 1700" draw:points="0,1700 4903,1700 4903,0 0,0">
              <text:p/>
            </draw:polygon>
            <draw:polygon draw:style-name="gr4" draw:text-style-name="P9" draw:layer="layout" svg:width="4.902cm" svg:height="1.699cm" svg:x="8.001cm" svg:y="11.635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2.87cm" svg:y="11.43cm" svg:viewBox="0 0 287 1905" draw:points="0,1905 287,1801 287,0 0,104">
              <text:p/>
            </draw:polygon>
            <draw:polygon draw:style-name="gr3" draw:text-style-name="P10" draw:layer="layout" svg:width="0.286cm" svg:height="1.904cm" svg:x="12.87cm" svg:y="11.43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8.001cm" svg:y="11.43cm" svg:viewBox="0 0 5156 209" draw:points="0,209 4874,209 5156,0 281,0">
              <text:p/>
            </draw:polygon>
            <draw:polygon draw:style-name="gr3" draw:text-style-name="P10" draw:layer="layout" svg:width="5.155cm" svg:height="0.208cm" svg:x="8.001cm" svg:y="11.43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8.075cm" svg:y="11.646cm">
            <draw:text-box>
              <text:p text:style-name="P1"><text:span text:style-name="T4">Java SE Runtime </text:span></text:p>
              <text:p text:style-name="P1"><text:span text:style-name="T5">Environment</text:span></text:p>
            </draw:text-box>
          </draw:frame>
        </draw:g>
        <draw:g>
          <draw:g>
            <draw:polygon draw:style-name="gr2" draw:text-style-name="P8" draw:layer="layout" svg:width="4.902cm" svg:height="1.699cm" svg:x="8.001cm" svg:y="13.921cm" svg:viewBox="0 0 4903 1700" draw:points="0,1700 4903,1700 4903,0 0,0">
              <text:p/>
            </draw:polygon>
            <draw:polygon draw:style-name="gr4" draw:text-style-name="P9" draw:layer="layout" svg:width="4.902cm" svg:height="1.699cm" svg:x="8.001cm" svg:y="13.921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2.87cm" svg:y="13.716cm" svg:viewBox="0 0 287 1905" draw:points="0,1905 287,1801 287,0 0,104">
              <text:p/>
            </draw:polygon>
            <draw:polygon draw:style-name="gr3" draw:text-style-name="P10" draw:layer="layout" svg:width="0.286cm" svg:height="1.904cm" svg:x="12.87cm" svg:y="13.716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8.001cm" svg:y="13.716cm" svg:viewBox="0 0 5156 209" draw:points="0,209 4874,209 5156,0 281,0">
              <text:p/>
            </draw:polygon>
            <draw:polygon draw:style-name="gr3" draw:text-style-name="P10" draw:layer="layout" svg:width="5.155cm" svg:height="0.208cm" svg:x="8.001cm" svg:y="13.716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8.075cm" svg:y="13.932cm">
            <draw:text-box>
              <text:p text:style-name="P1"><text:span text:style-name="T4">ПС</text:span></text:p>
              <text:p text:style-name="P1"><text:span text:style-name="T4">Developers Bot</text:span></text:p>
            </draw:text-box>
          </draw:frame>
        </draw:g>
        <draw:g>
          <draw:g>
            <draw:polygon draw:style-name="gr2" draw:text-style-name="P8" draw:layer="layout" svg:width="4.902cm" svg:height="1.699cm" svg:x="8.052cm" svg:y="16.207cm" svg:viewBox="0 0 4903 1700" draw:points="0,1700 4903,1700 4903,0 0,0">
              <text:p/>
            </draw:polygon>
            <draw:polygon draw:style-name="gr4" draw:text-style-name="P9" draw:layer="layout" svg:width="4.902cm" svg:height="1.699cm" svg:x="8.052cm" svg:y="16.207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2.921cm" svg:y="16.002cm" svg:viewBox="0 0 287 1905" draw:points="0,1905 287,1801 287,0 0,104">
              <text:p/>
            </draw:polygon>
            <draw:polygon draw:style-name="gr3" draw:text-style-name="P10" draw:layer="layout" svg:width="0.286cm" svg:height="1.904cm" svg:x="12.921cm" svg:y="16.002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8.052cm" svg:y="16.002cm" svg:viewBox="0 0 5156 209" draw:points="0,209 4874,209 5156,0 281,0">
              <text:p/>
            </draw:polygon>
            <draw:polygon draw:style-name="gr3" draw:text-style-name="P10" draw:layer="layout" svg:width="5.155cm" svg:height="0.208cm" svg:x="8.052cm" svg:y="16.002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8.126cm" svg:y="16.218cm">
            <draw:text-box>
              <text:p text:style-name="P1"><text:span text:style-name="T4">База данных</text:span></text:p>
              <text:p text:style-name="P1"><text:span text:style-name="T4">PostgreSQL</text:span></text:p>
            </draw:text-box>
          </draw:frame>
        </draw:g>
        <draw:g>
          <draw:g>
            <draw:polygon draw:style-name="gr2" draw:text-style-name="P8" draw:layer="layout" svg:width="4.902cm" svg:height="1.699cm" svg:x="2.591cm" svg:y="3.126cm" svg:viewBox="0 0 4903 1700" draw:points="0,1700 4903,1700 4903,0 0,0">
              <text:p/>
            </draw:polygon>
            <draw:polygon draw:style-name="gr4" draw:text-style-name="P9" draw:layer="layout" svg:width="4.902cm" svg:height="1.699cm" svg:x="2.591cm" svg:y="3.126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7.46cm" svg:y="2.921cm" svg:viewBox="0 0 287 1905" draw:points="0,1905 287,1801 287,0 0,104">
              <text:p/>
            </draw:polygon>
            <draw:polygon draw:style-name="gr3" draw:text-style-name="P10" draw:layer="layout" svg:width="0.286cm" svg:height="1.904cm" svg:x="7.46cm" svg:y="2.921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2.591cm" svg:y="2.921cm" svg:viewBox="0 0 5156 209" draw:points="0,209 4874,209 5156,0 281,0">
              <text:p/>
            </draw:polygon>
            <draw:polygon draw:style-name="gr3" draw:text-style-name="P10" draw:layer="layout" svg:width="5.155cm" svg:height="0.208cm" svg:x="2.591cm" svg:y="2.921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2.665cm" svg:y="3.137cm">
            <draw:text-box>
              <text:p text:style-name="P1"><text:span text:style-name="T4">Java EE Runtime </text:span></text:p>
              <text:p text:style-name="P1"><text:span text:style-name="T5">Environment</text:span></text:p>
            </draw:text-box>
          </draw:frame>
        </draw:g>
        <draw:g>
          <draw:g>
            <draw:polygon draw:style-name="gr2" draw:text-style-name="P8" draw:layer="layout" svg:width="4.902cm" svg:height="1.699cm" svg:x="2.591cm" svg:y="5.412cm" svg:viewBox="0 0 4903 1700" draw:points="0,1700 4903,1700 4903,0 0,0">
              <text:p/>
            </draw:polygon>
            <draw:polygon draw:style-name="gr4" draw:text-style-name="P9" draw:layer="layout" svg:width="4.902cm" svg:height="1.699cm" svg:x="2.591cm" svg:y="5.412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7.46cm" svg:y="5.207cm" svg:viewBox="0 0 287 1905" draw:points="0,1905 287,1801 287,0 0,104">
              <text:p/>
            </draw:polygon>
            <draw:polygon draw:style-name="gr3" draw:text-style-name="P10" draw:layer="layout" svg:width="0.286cm" svg:height="1.904cm" svg:x="7.46cm" svg:y="5.207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2.591cm" svg:y="5.207cm" svg:viewBox="0 0 5156 209" draw:points="0,209 4874,209 5156,0 281,0">
              <text:p/>
            </draw:polygon>
            <draw:polygon draw:style-name="gr3" draw:text-style-name="P10" draw:layer="layout" svg:width="5.155cm" svg:height="0.208cm" svg:x="2.591cm" svg:y="5.207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2.665cm" svg:y="5.423cm">
            <draw:text-box>
              <text:p text:style-name="P1"><text:span text:style-name="T4">TeamCity</text:span></text:p>
            </draw:text-box>
          </draw:frame>
        </draw:g>
        <draw:g>
          <draw:g>
            <draw:polygon draw:style-name="gr2" draw:text-style-name="P8" draw:layer="layout" svg:width="4.902cm" svg:height="1.699cm" svg:x="13.259cm" svg:y="3.126cm" svg:viewBox="0 0 4903 1700" draw:points="0,1700 4903,1700 4903,0 0,0">
              <text:p/>
            </draw:polygon>
            <draw:polygon draw:style-name="gr4" draw:text-style-name="P9" draw:layer="layout" svg:width="4.902cm" svg:height="1.699cm" svg:x="13.259cm" svg:y="3.126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8.128cm" svg:y="2.921cm" svg:viewBox="0 0 287 1905" draw:points="0,1905 287,1801 287,0 0,104">
              <text:p/>
            </draw:polygon>
            <draw:polygon draw:style-name="gr3" draw:text-style-name="P10" draw:layer="layout" svg:width="0.286cm" svg:height="1.904cm" svg:x="18.128cm" svg:y="2.921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13.259cm" svg:y="2.921cm" svg:viewBox="0 0 5156 209" draw:points="0,209 4874,209 5156,0 281,0">
              <text:p/>
            </draw:polygon>
            <draw:polygon draw:style-name="gr3" draw:text-style-name="P10" draw:layer="layout" svg:width="5.155cm" svg:height="0.208cm" svg:x="13.259cm" svg:y="2.921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13.333cm" svg:y="3.137cm">
            <draw:text-box>
              <text:p text:style-name="P1"><text:span text:style-name="T4">Java EE Runtime </text:span></text:p>
              <text:p text:style-name="P1"><text:span text:style-name="T5">Environment</text:span></text:p>
            </draw:text-box>
          </draw:frame>
        </draw:g>
        <draw:g>
          <draw:g>
            <draw:polygon draw:style-name="gr2" draw:text-style-name="P8" draw:layer="layout" svg:width="4.902cm" svg:height="1.699cm" svg:x="13.259cm" svg:y="5.412cm" svg:viewBox="0 0 4903 1700" draw:points="0,1700 4903,1700 4903,0 0,0">
              <text:p/>
            </draw:polygon>
            <draw:polygon draw:style-name="gr4" draw:text-style-name="P9" draw:layer="layout" svg:width="4.902cm" svg:height="1.699cm" svg:x="13.259cm" svg:y="5.412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8.128cm" svg:y="5.207cm" svg:viewBox="0 0 287 1905" draw:points="0,1905 287,1801 287,0 0,104">
              <text:p/>
            </draw:polygon>
            <draw:polygon draw:style-name="gr3" draw:text-style-name="P10" draw:layer="layout" svg:width="0.286cm" svg:height="1.904cm" svg:x="18.128cm" svg:y="5.207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13.259cm" svg:y="5.207cm" svg:viewBox="0 0 5156 209" draw:points="0,209 4874,209 5156,0 281,0">
              <text:p/>
            </draw:polygon>
            <draw:polygon draw:style-name="gr3" draw:text-style-name="P10" draw:layer="layout" svg:width="5.155cm" svg:height="0.208cm" svg:x="13.259cm" svg:y="5.207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13.333cm" svg:y="5.423cm">
            <draw:text-box>
              <text:p text:style-name="P1"><text:span text:style-name="T4">JIRA</text:span></text:p>
            </draw:text-box>
          </draw:frame>
        </draw:g>
        <draw:g>
          <draw:g>
            <draw:polygon draw:style-name="gr2" draw:text-style-name="P8" draw:layer="layout" svg:width="4.902cm" svg:height="1.699cm" svg:x="2.667cm" svg:y="22.303cm" svg:viewBox="0 0 4903 1700" draw:points="0,1700 4903,1700 4903,0 0,0">
              <text:p/>
            </draw:polygon>
            <draw:polygon draw:style-name="gr4" draw:text-style-name="P9" draw:layer="layout" svg:width="4.902cm" svg:height="1.699cm" svg:x="2.667cm" svg:y="22.303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7.536cm" svg:y="22.098cm" svg:viewBox="0 0 287 1905" draw:points="0,1905 287,1801 287,0 0,104">
              <text:p/>
            </draw:polygon>
            <draw:polygon draw:style-name="gr3" draw:text-style-name="P10" draw:layer="layout" svg:width="0.286cm" svg:height="1.904cm" svg:x="7.536cm" svg:y="22.098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2.667cm" svg:y="22.098cm" svg:viewBox="0 0 5156 209" draw:points="0,209 4874,209 5156,0 281,0">
              <text:p/>
            </draw:polygon>
            <draw:polygon draw:style-name="gr3" draw:text-style-name="P10" draw:layer="layout" svg:width="5.155cm" svg:height="0.208cm" svg:x="2.667cm" svg:y="22.098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2.741cm" svg:y="22.314cm">
            <draw:text-box>
              <text:p text:style-name="P1"><text:span text:style-name="T4">Telegram</text:span></text:p>
            </draw:text-box>
          </draw:frame>
        </draw:g>
        <draw:g>
          <draw:polygon draw:style-name="gr2" draw:text-style-name="P3" draw:layer="layout" svg:width="0.341cm" svg:height="3.827cm" svg:x="17.946cm" svg:y="20.574cm" svg:viewBox="0 0 342 3828" draw:points="0,3828 342,3619 342,0 0,209">
            <text:p/>
          </draw:polygon>
          <draw:polygon draw:style-name="gr3" draw:text-style-name="P4" draw:layer="layout" svg:width="0.341cm" svg:height="3.827cm" svg:x="17.946cm" svg:y="20.574cm" svg:viewBox="0 0 342 3828" draw:points="0,3828 342,3619 342,0 0,209">
            <text:p/>
          </draw:polygon>
        </draw:g>
        <draw:g>
          <draw:g>
            <draw:polygon draw:style-name="gr2" draw:text-style-name="P3" draw:layer="layout" svg:width="5.894cm" svg:height="3.618cm" svg:x="12.052cm" svg:y="20.783cm" svg:viewBox="0 0 5895 3619" draw:points="0,3619 5895,3619 5895,0 0,0">
              <text:p/>
            </draw:polygon>
            <draw:polygon draw:style-name="gr4" draw:text-style-name="P5" draw:layer="layout" svg:width="5.894cm" svg:height="3.618cm" svg:x="12.052cm" svg:y="20.783cm" svg:viewBox="0 0 5895 3619" draw:points="0,3619 5895,3619 5895,0 0,0">
              <text:p/>
            </draw:polygon>
          </draw:g>
          <draw:frame draw:style-name="gr5" draw:text-style-name="P2" draw:layer="layout" svg:width="5.894cm" svg:height="3.618cm" svg:x="12.052cm" svg:y="20.783cm">
            <draw:text-box>
              <text:p text:style-name="P1"><text:span text:style-name="T2">Устройство работника</text:span></text:p>
            </draw:text-box>
          </draw:frame>
        </draw:g>
        <draw:g>
          <draw:polygon draw:style-name="gr2" draw:text-style-name="P3" draw:layer="layout" svg:width="6.235cm" svg:height="0.209cm" svg:x="12.052cm" svg:y="20.574cm" svg:viewBox="0 0 6236 210" draw:points="0,210 5895,210 6236,0 340,0">
            <text:p/>
          </draw:polygon>
          <draw:polygon draw:style-name="gr3" draw:text-style-name="P4" draw:layer="layout" svg:width="6.235cm" svg:height="0.209cm" svg:x="12.052cm" svg:y="20.574cm" svg:viewBox="0 0 6236 210" draw:points="0,210 5895,210 6236,0 340,0">
            <text:p/>
          </draw:polygon>
        </draw:g>
        <draw:g>
          <draw:g>
            <draw:polygon draw:style-name="gr2" draw:text-style-name="P8" draw:layer="layout" svg:width="4.902cm" svg:height="1.699cm" svg:x="12.37cm" svg:y="22.176cm" svg:viewBox="0 0 4903 1700" draw:points="0,1700 4903,1700 4903,0 0,0">
              <text:p/>
            </draw:polygon>
            <draw:polygon draw:style-name="gr4" draw:text-style-name="P9" draw:layer="layout" svg:width="4.902cm" svg:height="1.699cm" svg:x="12.37cm" svg:y="22.176cm" svg:viewBox="0 0 4903 1700" draw:points="0,1700 4903,1700 4903,0 0,0">
              <text:p/>
            </draw:polygon>
          </draw:g>
          <draw:g>
            <draw:polygon draw:style-name="gr2" draw:text-style-name="P8" draw:layer="layout" svg:width="0.286cm" svg:height="1.904cm" svg:x="17.239cm" svg:y="21.971cm" svg:viewBox="0 0 287 1905" draw:points="0,1905 287,1801 287,0 0,104">
              <text:p/>
            </draw:polygon>
            <draw:polygon draw:style-name="gr3" draw:text-style-name="P10" draw:layer="layout" svg:width="0.286cm" svg:height="1.904cm" svg:x="17.239cm" svg:y="21.971cm" svg:viewBox="0 0 287 1905" draw:points="0,1905 287,1801 287,0 0,104">
              <text:p/>
            </draw:polygon>
          </draw:g>
          <draw:g>
            <draw:polygon draw:style-name="gr2" draw:text-style-name="P8" draw:layer="layout" svg:width="5.155cm" svg:height="0.208cm" svg:x="12.37cm" svg:y="21.971cm" svg:viewBox="0 0 5156 209" draw:points="0,209 4874,209 5156,0 281,0">
              <text:p/>
            </draw:polygon>
            <draw:polygon draw:style-name="gr3" draw:text-style-name="P10" draw:layer="layout" svg:width="5.155cm" svg:height="0.208cm" svg:x="12.37cm" svg:y="21.971cm" svg:viewBox="0 0 5156 209" draw:points="0,209 4874,209 5156,0 281,0">
              <text:p/>
            </draw:polygon>
          </draw:g>
          <draw:frame draw:style-name="gr11" draw:text-style-name="P11" draw:layer="layout" svg:width="4.902cm" svg:height="1.689cm" svg:x="12.444cm" svg:y="22.187cm">
            <draw:text-box>
              <text:p text:style-name="P1"><text:span text:style-name="T4">Telegra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4T21:04:46.264163000</dc:date>
    <meta:creation-date>2017-04-09T17:36:50Z</meta:creation-date>
    <meta:initial-creator>Windows User</meta:initial-creator>
    <meta:generator>LibreOffice_Vanilla/5.2.3.5$MacOSX_X86_64 LibreOffice_project/83adc9c35c74e0badc710d981405858b1179a327</meta:generator>
    <meta:editing-duration>PT14M40S</meta:editing-duration>
    <meta:editing-cycles>8</meta:editing-cycles>
    <meta:document-statistic meta:object-count="161"/>
    <meta:user-defined meta:name="category"/>
    <meta:template xlink:type="simple" xlink:actuate="onRequest" xlink:title="UMLMOD_M.VST" xlink:href=""/>
  </office:meta>
</office:document-meta>
</file>